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6566" officeooo:paragraph-rsid="0012656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6566" officeooo:paragraph-rsid="00126566" style:font-size-asian="10.5pt" style:font-size-complex="12pt"/>
    </style:style>
    <style:style style:name="T1" style:family="text">
      <style:text-properties officeooo:rsid="0013c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ción de estrategia</text:p>
      <text:p text:style-name="P1"/>
      <text:p text:style-name="P2"/>
      <text:p text:style-name="P2"><text:bookmark-start text:name="__DdeLink__0_1820316870"/><text:bookmark-start text:name="__DdeLink__3_1820316870"/>Lo primero fue evaluar cada uno de los supuestos, en mi caso el 4 fue el que mas me llamo la atención.<text:bookmark-end text:name="__DdeLink__0_1820316870"/> Este supuesto tambien era el mas claro ya que era una idea concreta. Mi idea al crear el correo fue la de intentar maximizar la participacion en el concurso. </text:p>
      <text:p text:style-name="P2"/>
      <text:p text:style-name="P2">Para comenzar decidi visitar la pagina web de la feria de 2 Ruedas para conocer su estetica y hacer un email acorde con la misma y vi que los colores principales de la pagina eran el negro y el rojo brillante junto al blanco para los textos y que asi sean facilmente legibles. <text:bookmark-end text:name="__DdeLink__3_1820316870"/><text:bookmark-start text:name="__DdeLink__5_1820316870"/>Siguiendo por la misma linea decidi utilizar la misma fuente o al menos la mas parecida que encontre en este caso la ‘Sans-serif’, <text:bookmark-end text:name="__DdeLink__5_1820316870"/>con el proposito de mantener la coherencia con la pagina web <text:span text:style-name="T1">de 2 Rueda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57:49.283625018</meta:creation-date>
    <dc:date>2025-05-21T19:08:46.909662925</dc:date>
    <meta:editing-duration>PT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44" meta:character-count="768" meta:non-whitespace-character-count="625"/>
  </office:meta>
</office:document-meta>
</file>